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in" fo:margin-bottom="0.111in"/>
    </style:style>
    <style:style style:name="P2" style:family="paragraph" style:parent-style-name="Standard" style:master-page-name="Standard">
      <style:paragraph-properties loext:contextual-spacing="false" fo:margin-top="0in" fo:margin-bottom="0.111in" style:page-number="1"/>
    </style:style>
    <style:style style:name="P3" style:family="paragraph" style:parent-style-name="Standard">
      <style:paragraph-properties loext:contextual-spacing="false" fo:margin-top="0in" fo:margin-bottom="0.111in"/>
    </style:style>
    <style:style style:name="P4" style:family="paragraph" style:parent-style-name="Standard">
      <style:paragraph-properties loext:contextual-spacing="false" fo:margin-top="0in" fo:margin-bottom="0.111in" fo:break-before="page"/>
    </style:style>
    <style:style style:name="P5" style:family="paragraph" style:parent-style-name="Standard" style:list-style-name="WWNum2">
      <style:paragraph-properties loext:contextual-spacing="true" fo:margin-left="0.5in" fo:margin-right="0in" fo:margin-top="0in" fo:margin-bottom="0in" fo:line-height="108%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6" style:family="paragraph" style:parent-style-name="Standard" style:list-style-name="WWNum1">
      <style:paragraph-properties loext:contextual-spacing="true" fo:margin-left="0.5in" fo:margin-right="0in" fo:margin-top="0in" fo:margin-bottom="0in" fo:line-height="108%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7" style:family="paragraph" style:parent-style-name="Standard" style:list-style-name="WWNum2">
      <style:paragraph-properties fo:margin-left="1in" fo:margin-right="0in" fo:margin-top="0in" fo:margin-bottom="0in" fo:line-height="108%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fo:line-height="108%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9" style:family="paragraph" style:parent-style-name="Standard" style:list-style-name="WWNum1">
      <style:paragraph-properties loext:contextual-spacing="true" fo:margin-left="1in" fo:margin-right="0in" fo:margin-top="0in" fo:margin-bottom="0in" fo:line-height="108%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10" style:family="paragraph" style:parent-style-name="Standard" style:list-style-name="WWNum1">
      <style:paragraph-properties loext:contextual-spacing="true" fo:margin-left="1.5in" fo:margin-right="0in" fo:margin-top="0in" fo:margin-bottom="0in" fo:line-height="108%" fo:text-indent="-0.1252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11" style:family="paragraph" style:parent-style-name="Standard" style:list-style-name="WWNum1">
      <style:paragraph-properties loext:contextual-spacing="true" fo:margin-left="1.5in" fo:margin-right="0in" fo:margin-top="0in" fo:margin-bottom="0.111in" fo:line-height="108%" fo:text-indent="-0.1252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12" style:family="paragraph" style:parent-style-name="Standard" style:list-style-name="WWNum1">
      <style:paragraph-properties loext:contextual-spacing="true" fo:margin-left="2in" fo:margin-right="0in" fo:margin-top="0in" fo:margin-bottom="0in" fo:line-height="108%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13" style:family="paragraph" style:parent-style-name="Standard" style:list-style-name="WWNum1">
      <style:paragraph-properties loext:contextual-spacing="true" fo:margin-left="2.5in" fo:margin-right="0in" fo:margin-top="0in" fo:margin-bottom="0in" fo:line-height="108%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14" style:family="paragraph">
      <style:paragraph-properties fo:margin-left="0in" fo:margin-right="0in" fo:margin-top="0in" fo:margin-bottom="0in" fo:line-height="108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liverables</text:p>
      <text:list xml:id="list8667421088723436996" text:style-name="WWNum2">
        <text:list-item>
          <text:p text:style-name="P5">A zip file containing:</text:p>
          <text:list>
            <text:list-item>
              <text:p text:style-name="P8">Backup of Microsoft SQL Server 2012 database.</text:p>
            </text:list-item>
            <text:list-item>
              <text:p text:style-name="P7"><text:span text:style-name="T1">ASP.NET MVC C# Project. </text:span></text:p>
            </text:list-item>
          </text:list>
        </text:list-item>
      </text:list>
      <text:p text:style-name="P1"/>
      <text:p text:style-name="P4"/>
      <text:p text:style-name="P1">ASP.NET MVC C#</text:p>
      <text:p text:style-name="P1">Overview – Create an application to list, create, edit, and delete vehicle records.</text:p>
      <text:list xml:id="list3085870196081261510" text:style-name="WWNum1">
        <text:list-item>
          <text:p text:style-name="P6">Make an MVC application with a Microsoft SQL Server backend that allows us to manage a set of vehicles with the properties listed below.</text:p>
          <text:list>
            <text:list-item>
              <text:p text:style-name="P9"><office:annotation office:name="__Annotation__374_621375973"><dc:creator>Michael Powell</dc:creator><dc:date>2017-02-10T12:10:11.92</dc:date><text:p text:style-name="P14"><text:span text:style-name="T2">First class Domain concern.</text:span></text:p></office:annotation>Vehicle<office:annotation-end office:name="__Annotation__374_621375973"/></text:p>
              <text:list>
                <text:list-item>
                  <text:p text:style-name="P10">Name</text:p>
                </text:list-item>
                <text:list-item>
                  <text:p text:style-name="P10">Year – Make this a drop down list </text:p>
                  <text:list>
                    <text:list-item>
                      <text:p text:style-name="P12">Get list items from a table</text:p>
                    </text:list-item>
                    <text:list-item>
                      <text:p text:style-name="P12">Prepopulate the table with a range of years from 1970 - 2016</text:p>
                    </text:list-item>
                  </text:list>
                </text:list-item>
                <text:list-item>
                  <text:p text:style-name="P10"><office:annotation office:name="__Annotation__372_621375973"><dc:creator>Michael Powell</dc:creator><dc:date>2017-02-10T12:09:52.33</dc:date><text:p text:style-name="P14"><text:span text:style-name="T2">First class Domain concern.</text:span></text:p></office:annotation>Make - Make this a drop down list<office:annotation-end office:name="__Annotation__372_621375973"/></text:p>
                  <text:list>
                    <text:list-item>
                      <text:p text:style-name="P12">Get list items from a table</text:p>
                    </text:list-item>
                    <text:list-item>
                      <text:p text:style-name="P12">Prepopulate the table with </text:p>
                      <text:list>
                        <text:list-item>
                          <text:p text:style-name="P13">Ford</text:p>
                        </text:list-item>
                        <text:list-item>
                          <text:p text:style-name="P13">Chevrolet</text:p>
                        </text:list-item>
                        <text:list-item>
                          <text:p text:style-name="P13">Dodge</text:p>
                        </text:list-item>
                      </text:list>
                    </text:list-item>
                  </text:list>
                </text:list-item>
                <text:list-item>
                  <text:p text:style-name="P10"><office:annotation office:name="__Annotation__373_621375973"><dc:creator>Michael Powell</dc:creator><dc:date>2017-02-10T12:10:02.70</dc:date><text:p text:style-name="P14"><text:span text:style-name="T2">First class Domain concern.</text:span></text:p></office:annotation>Model - Make this a drop down list<office:annotation-end office:name="__Annotation__373_621375973"/></text:p>
                  <text:list>
                    <text:list-item>
                      <text:p text:style-name="P12">Get list items from a table</text:p>
                    </text:list-item>
                    <text:list-item>
                      <text:p text:style-name="P12">Models are children of Makes</text:p>
                    </text:list-item>
                    <text:list-item>
                      <text:p text:style-name="P12">Prepopulate the table with </text:p>
                      <text:list>
                        <text:list-item>
                          <text:p text:style-name="P13">Mustang (Ford)</text:p>
                        </text:list-item>
                        <text:list-item>
                          <text:p text:style-name="P13">Corvette (Chevrolet)</text:p>
                        </text:list-item>
                        <text:list-item>
                          <text:p text:style-name="P13">Charger (Dodge)</text:p>
                        </text:list-item>
                      </text:list>
                    </text:list-item>
                  </text:list>
                </text:list-item>
                <text:list-item>
                  <text:p text:style-name="P10"><office:annotation office:name="__Annotation__371_621375973"><dc:creator>Michael Powell</dc:creator><dc:date>2017-02-10T12:09:16.68</dc:date><text:p text:style-name="P14"><text:span text:style-name="T2">Calling “Color”, “Paint” instead to avoid confusion with underlying .NET framework.</text:span></text:p></office:annotation>Color - Make this a drop down list<office:annotation-end office:name="__Annotation__371_621375973"/> </text:p>
                  <text:list>
                    <text:list-item>
                      <text:p text:style-name="P12">Get list items from a table</text:p>
                    </text:list-item>
                    <text:list-item>
                      <text:p text:style-name="P12">Prepopulate the table with</text:p>
                      <text:list>
                        <text:list-item>
                          <text:p text:style-name="P13">White</text:p>
                        </text:list-item>
                        <text:list-item>
                          <text:p text:style-name="P13">Red</text:p>
                        </text:list-item>
                        <text:list-item>
                          <text:p text:style-name="P13">Blue</text:p>
                        </text:list-item>
                        <text:list-item>
                          <text:p text:style-name="P13">Black</text:p>
                        </text:list-item>
                        <text:list-item>
                          <text:p text:style-name="P13">Green</text:p>
                        </text:list-item>
                      </text:list>
                    </text:list-item>
                  </text:list>
                </text:list-item>
                <text:list-item>
                  <text:p text:style-name="P10">Miles – Make this field take numeric input only</text:p>
                </text:list-item>
                <text:list-item>
                  <text:p text:style-name="P10">Description</text:p>
                </text:list-item>
              </text:list>
            </text:list-item>
          </text:list>
        </text:list-item>
        <text:list-item>
          <text:p text:style-name="P6">Use the option for Individual Accounts when creating the project</text:p>
        </text:list-item>
        <text:list-item>
          <text:p text:style-name="P6">Anywhere users have to enter Year, Make, and Model, use drop down lists</text:p>
        </text:list-item>
        <text:list-item>
          <text:p text:style-name="P6">Build the following pages</text:p>
          <text:list>
            <text:list-item>
              <text:p text:style-name="P9">A page to list all vehicles</text:p>
              <text:list>
                <text:list-item>
                  <text:p text:style-name="P10">Anonymous users can access the list</text:p>
                </text:list-item>
              </text:list>
            </text:list-item>
            <text:list-item>
              <text:p text:style-name="P9">A page to create a new vehicle</text:p>
              <text:list>
                <text:list-item>
                  <text:p text:style-name="P10">Only allow authenticated users to create a vehicle </text:p>
                </text:list-item>
              </text:list>
            </text:list-item>
            <text:list-item>
              <text:p text:style-name="P9"><text:bookmark text:name="_gjdgxs"/>A page to edit a Vehicle</text:p>
              <text:list>
                <text:list-item>
                  <text:p text:style-name="P10">Only allow authenticated users to edit a vehicle</text:p>
                </text:list-item>
              </text:list>
            </text:list-item>
            <text:list-item>
              <text:p text:style-name="P9">A page to delete a Vehicle</text:p>
              <text:list>
                <text:list-item>
                  <text:p text:style-name="P10"><text:soft-page-break/>Only allow authenticated users to delete a vehicle</text:p>
                </text:list-item>
              </text:list>
            </text:list-item>
          </text:list>
        </text:list-item>
        <text:list-item>
          <text:p text:style-name="P6">Bonus</text:p>
          <text:list>
            <text:list-item>
              <text:p text:style-name="P9">Make Year, Make, Model drop down lists cascading dropdowns on the screen for creating vehicles.</text:p>
              <text:list>
                <text:list-item>
                  <text:p text:style-name="P10">Selecting a year results in the Makes list containing only Makes for Vehicles with the chosen year.</text:p>
                </text:list-item>
                <text:list-item>
                  <text:p text:style-name="P11">Selecting a Make results in the Models list containing only Models for the selected Make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egoe UI" svg:font-family="'Segoe UI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in" fo:margin-right="0in" fo:margin-top="0in" fo:margin-bottom="0.111in" fo:line-height="108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.3335in" fo:margin-bottom="0.0835in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.25in" fo:margin-bottom="0.0555in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date>2017-02-10T19:20:54.63</dc:date>
    <dc:creator>Michael Powell</dc:creator>
    <meta:editing-duration>PT8H3M2S</meta:editing-duration>
    <meta:editing-cycles>2</meta:editing-cycles>
    <meta:document-statistic meta:table-count="0" meta:image-count="0" meta:object-count="0" meta:page-count="3" meta:paragraph-count="50" meta:word-count="348" meta:character-count="1751"/>
  </office:meta>
</office:document-meta>
</file>